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9000003609FE63E2D6B55C5D6.png" manifest:media-type="image/png"/>
  <manifest:file-entry manifest:full-path="Pictures/10000000000001E9000002721672793F69816191.png" manifest:media-type="image/png"/>
  <manifest:file-entry manifest:full-path="Pictures/10000201000002B6000001A88DD82AA359BC398C.png" manifest:media-type="image/png"/>
  <manifest:file-entry manifest:full-path="Pictures/100000000000042A000002BE28FA9D65877B3873.png" manifest:media-type="image/png"/>
  <manifest:file-entry manifest:full-path="Pictures/1000000000000429000002CE9134CEC5F57D6E39.png" manifest:media-type="image/png"/>
  <manifest:file-entry manifest:full-path="Pictures/1000000000000300000001569C14F8170933D26E.png" manifest:media-type="image/png"/>
  <manifest:file-entry manifest:full-path="Pictures/1000020100000247000003C19B0AF1FF37B6AE0E.png" manifest:media-type="image/png"/>
  <manifest:file-entry manifest:full-path="Pictures/100000000000031D0000024C72CAF0F488A1D936.png" manifest:media-type="image/png"/>
  <manifest:file-entry manifest:full-path="Pictures/10000201000002560000019D970D35C9926280D7.png" manifest:media-type="image/png"/>
  <manifest:file-entry manifest:full-path="Pictures/1000000000000415000003044D6365E774923FFD.png" manifest:media-type="image/png"/>
  <manifest:file-entry manifest:full-path="Pictures/10000201000003510000021D9CC4EBDCE9FC7569.png" manifest:media-type="image/png"/>
  <manifest:file-entry manifest:full-path="Pictures/1000000000000417000003052481B86054FAA250.png" manifest:media-type="image/png"/>
  <manifest:file-entry manifest:full-path="Pictures/1000000000000168000000EE99B0D42A9B5A48BF.png" manifest:media-type="image/png"/>
  <manifest:file-entry manifest:full-path="Pictures/10000000000003EF000002B28DA96BA953A2E3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_20_4" svg:stroke-width="0.044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74a7" draw:stroke-linejoin="miter" svg:stroke-linecap="butt" draw:fill="solid" draw:fill-color="#009ee3" draw:textarea-vertical-align="middle" draw:auto-grow-height="false" draw:fit-to-size="false" style:shrink-to-fit="false" fo:min-height="0.085cm" fo:min-width="1.11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74a7" draw:stroke-linejoin="miter" svg:stroke-linecap="butt" draw:fill="solid" draw:fill-color="#009ee3" draw:textarea-vertical-align="middle" draw:auto-grow-height="false" draw:fit-to-size="false" style:shrink-to-fit="false" fo:min-height="0.05cm" fo:min-width="0.84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0074a7" draw:stroke-linejoin="miter" svg:stroke-linecap="butt" draw:fill="solid" draw:fill-color="#009ee3" draw:textarea-vertical-align="middle" draw:auto-grow-height="false" draw:fit-to-size="false" style:shrink-to-fit="false" fo:min-height="0.077cm" fo:min-width="0.82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74a7" draw:stroke-linejoin="miter" svg:stroke-linecap="butt" draw:fill="solid" draw:fill-color="#009ee3" draw:textarea-vertical-align="middle" draw:auto-grow-height="false" draw:fit-to-size="false" style:shrink-to-fit="false" fo:min-height="0.084cm" fo:min-width="0.8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bcaf00" draw:stroke-linejoin="miter" svg:stroke-linecap="butt" draw:fill="solid" draw:fill-color="#ffed00" draw:textarea-vertical-align="middle" draw:auto-grow-height="false" draw:fit-to-size="false" style:shrink-to-fit="false" fo:min-height="5.403cm" fo:min-width="4.883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18cm" svg:stroke-color="#00964e" draw:marker-end="msArrowEnd_20_5" draw:marker-end-width="0.21cm" draw:marker-end-center="false" draw:stroke-linejoin="miter" svg:stroke-linecap="butt" draw:fill="none" draw:textarea-vertical-align="top" draw:auto-grow-height="false" fo:min-height="0.79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5.807cm" fo:min-width="7.17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3.224cm" fo:min-width="4.569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9ee3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ffed00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964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96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Grafik 25" draw:style-name="gr1" draw:text-style-name="P1" draw:layer="layout" svg:width="8.038cm" svg:height="5.314cm" svg:x="18.088cm" svg:y="8.644cm">
          <draw:image xlink:href="Pictures/1000000000000168000000EE99B0D42A9B5A48BF.png" xlink:type="simple" xlink:show="embed" xlink:actuate="onLoad" loext:mime-type="image/png">
            <text:p/>
          </draw:image>
        </draw:frame>
        <draw:line draw:name="Gerader Verbinder 36" draw:style-name="gr2" draw:text-style-name="P1" draw:layer="layout" svg:x1="14.937cm" svg:y1="9.326cm" svg:x2="14.937cm" svg:y2="6.612cm">
          <text:p/>
        </draw:line>
        <draw:custom-shape draw:name="Pfeil: nach rechts 28" draw:style-name="gr3" draw:text-style-name="P2" draw:layer="layout" svg:width="1.778cm" svg:height="0.669cm" draw:transform="rotate (0.40945424251787) translate (9.432cm 9.374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: nach rechts 29" draw:style-name="gr4" draw:text-style-name="P2" draw:layer="layout" svg:width="1.496cm" svg:height="0.6cm" draw:transform="rotate (-0.38449603421435) translate (10.366cm 3.94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: nach rechts 31" draw:style-name="gr5" draw:text-style-name="P2" draw:layer="layout" svg:width="1.487cm" svg:height="0.653cm" draw:transform="rotate (-0.605629250442032) translate (17.195cm 8.324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: nach rechts 32" draw:style-name="gr6" draw:text-style-name="P2" draw:layer="layout" svg:width="1.496cm" svg:height="0.666cm" draw:transform="rotate (0.31398473243378) translate (17.284cm 4.097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: nach rechts gekrümmt 12" draw:style-name="gr7" draw:text-style-name="P3" draw:layer="layout" svg:width="5.382cm" svg:height="5.652cm" svg:x="10.947cm" svg:y="3.986cm">
          <text:p/>
          <draw:enhanced-geometry draw:mirror-horizontal="false" draw:mirror-vertical="false" draw:text-areas="0 0 ?f43 ?f44" svg:viewBox="0 0 0 0" draw:type="ooxml-curvedRightArrow" draw:modifiers="9272 16088 23701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frame draw:name="Grafik 7" draw:style-name="gr1" draw:text-style-name="P1" draw:layer="layout" svg:width="6.393cm" svg:height="4.415cm" svg:x="18.913cm" svg:y="1.27cm">
          <draw:image xlink:href="Pictures/10000201000002560000019D970D35C9926280D7.png" xlink:type="simple" xlink:show="embed" xlink:actuate="onLoad" loext:mime-type="image/png">
            <text:p/>
          </draw:image>
        </draw:frame>
        <draw:frame draw:name="Grafik 14" draw:style-name="gr1" draw:text-style-name="P1" draw:layer="layout" svg:width="9.199cm" svg:height="4.096cm" svg:x="0.762cm" svg:y="1.805cm">
          <draw:image xlink:href="Pictures/1000000000000300000001569C14F8170933D26E.png" xlink:type="simple" xlink:show="embed" xlink:actuate="onLoad" loext:mime-type="image/png">
            <text:p/>
          </draw:image>
        </draw:frame>
        <draw:frame draw:name="Grafik 16" draw:style-name="gr1" draw:text-style-name="P1" draw:layer="layout" svg:width="5.86cm" svg:height="7.502cm" svg:x="3.297cm" svg:y="6.125cm">
          <draw:image xlink:href="Pictures/10000000000001E9000002721672793F69816191.png" xlink:type="simple" xlink:show="embed" xlink:actuate="onLoad" loext:mime-type="image/png">
            <text:p/>
          </draw:image>
        </draw:frame>
        <draw:frame draw:name="Grafik 18" draw:style-name="gr1" draw:text-style-name="P1" draw:layer="layout" svg:width="7.557cm" svg:height="4.617cm" svg:x="11.158cm" svg:y="4.081cm">
          <draw:image xlink:href="Pictures/10000201000002B6000001A88DD82AA359BC398C.png" xlink:type="simple" xlink:show="embed" xlink:actuate="onLoad" loext:mime-type="image/png">
            <text:p/>
          </draw:image>
        </draw:frame>
        <draw:line draw:name="Gerader Verbinder 20" draw:style-name="gr2" draw:text-style-name="P1" draw:layer="layout" svg:x1="14.937cm" svg:y1="6.39cm" svg:x2="14.937cm" svg:y2="2.576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Grafik 33" draw:style-name="gr1" draw:text-style-name="P1" draw:layer="layout" svg:width="5.8cm" svg:height="3.91cm" svg:x="16.933cm" svg:y="1.016cm">
          <draw:image xlink:href="Pictures/1000000000000429000002CE9134CEC5F57D6E39.png" xlink:type="simple" xlink:show="embed" xlink:actuate="onLoad" loext:mime-type="image/png">
            <text:p/>
          </draw:image>
        </draw:frame>
        <draw:frame draw:name="Grafik 34" draw:style-name="gr1" draw:text-style-name="P1" draw:layer="layout" svg:width="6.14cm" svg:height="4.043cm" svg:x="17.207cm" svg:y="11.073cm">
          <draw:image xlink:href="Pictures/100000000000042A000002BE28FA9D65877B3873.png" xlink:type="simple" xlink:show="embed" xlink:actuate="onLoad" loext:mime-type="image/png">
            <text:p/>
          </draw:image>
        </draw:frame>
        <draw:frame draw:name="Grafik 6" draw:style-name="gr1" draw:text-style-name="P1" draw:layer="layout" svg:width="5.853cm" svg:height="9.648cm" svg:x="1.016cm" svg:y="2.894cm">
          <draw:image xlink:href="Pictures/1000020100000247000003C19B0AF1FF37B6AE0E.png" xlink:type="simple" xlink:show="embed" xlink:actuate="onLoad" loext:mime-type="image/png">
            <text:p/>
          </draw:image>
        </draw:frame>
        <draw:frame draw:name="Grafik 26" draw:style-name="gr1" draw:text-style-name="P1" draw:layer="layout" svg:width="8.088cm" svg:height="5.967cm" svg:x="8.562cm" svg:y="2.315cm">
          <draw:image xlink:href="Pictures/100000000000031D0000024C72CAF0F488A1D936.png" xlink:type="simple" xlink:show="embed" xlink:actuate="onLoad" loext:mime-type="image/png">
            <text:p/>
          </draw:image>
        </draw:frame>
        <draw:frame draw:name="Grafik 27" draw:style-name="gr1" draw:text-style-name="P1" draw:layer="layout" svg:width="8.161cm" svg:height="6.029cm" svg:x="8.483cm" svg:y="8.994cm">
          <draw:image xlink:href="Pictures/1000000000000415000003044D6365E774923FFD.png" xlink:type="simple" xlink:show="embed" xlink:actuate="onLoad" loext:mime-type="image/png">
            <text:p/>
          </draw:image>
        </draw:frame>
        <draw:custom-shape draw:name="Pfeil: nach rechts 28_0" draw:style-name="gr3" draw:text-style-name="P2" draw:layer="layout" svg:width="1.778cm" svg:height="0.669cm" draw:transform="rotate (-0.378910980607969) translate (7.118cm 8.853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: nach rechts 29_0" draw:style-name="gr4" draw:text-style-name="P2" draw:layer="layout" svg:width="1.496cm" svg:height="0.6cm" draw:transform="rotate (0.172787595947439) translate (6.984cm 5.184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rafik 30" draw:style-name="gr1" draw:text-style-name="P1" draw:layer="layout" svg:width="8.082cm" svg:height="5.967cm" svg:x="17.76cm" svg:y="4.99cm">
          <draw:image xlink:href="Pictures/1000000000000417000003052481B86054FAA250.png" xlink:type="simple" xlink:show="embed" xlink:actuate="onLoad" loext:mime-type="image/png">
            <text:p/>
          </draw:image>
        </draw:frame>
        <draw:custom-shape draw:name="Pfeil: nach rechts 31_0" draw:style-name="gr5" draw:text-style-name="P2" draw:layer="layout" svg:width="1.487cm" svg:height="0.653cm" draw:transform="rotate (0.470191700487272) translate (16.658cm 10.96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: nach rechts 32_0" draw:style-name="gr4" draw:text-style-name="P2" draw:layer="layout" svg:width="1.496cm" svg:height="0.6cm" draw:transform="rotate (-0.354650904005248) translate (16.871cm 4.44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erade Verbindung mit Pfeil 7" draw:style-name="gr9" draw:text-style-name="P1" draw:layer="layout" svg:width="0.001cm" svg:height="1.04cm" svg:x="19.563cm" svg:y="7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8" draw:style-name="gr9" draw:text-style-name="P1" draw:layer="layout" svg:width="0.001cm" svg:height="1.04cm" svg:x="20.762cm" svg:y="7.9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9" draw:text-style-name="P1" draw:layer="layout" svg:width="0.001cm" svg:height="1.04cm" svg:x="21.485cm" svg:y="7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9" draw:style-name="gr10" draw:text-style-name="P6" draw:layer="layout" svg:width="0.722cm" svg:height="1.013cm" svg:x="19.125cm" svg:y="6.939cm">
          <text:p text:style-name="P5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1" draw:text-style-name="P6" draw:layer="layout" svg:width="0.722cm" svg:height="1.013cm" svg:x="20.332cm" svg:y="6.893cm">
          <text:p text:style-name="P5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2" draw:text-style-name="P6" draw:layer="layout" svg:width="0.722cm" svg:height="1.013cm" svg:x="21.05cm" svg:y="6.895cm">
          <text:p text:style-name="P5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name="Gerader Verbinder 24" draw:style-name="gr13" draw:text-style-name="P1" draw:layer="layout" svg:x1="13.172cm" svg:y1="10.386cm" svg:x2="14.654cm" svg:y2="11.236cm">
          <text:p/>
        </draw:line>
        <draw:line draw:name="Gerader Verbinder 17" draw:style-name="gr13" draw:text-style-name="P1" draw:layer="layout" svg:x1="16.897cm" svg:y1="4.145cm" svg:x2="18.432cm" svg:y2="3.604cm">
          <text:p/>
        </draw:line>
        <draw:frame draw:name="Grafik 9" draw:style-name="gr1" draw:text-style-name="P1" draw:layer="layout" svg:width="9.442cm" svg:height="6.469cm" svg:x="15.542cm" svg:y="7.943cm">
          <draw:image xlink:href="Pictures/10000000000003EF000002B28DA96BA953A2E3F0.png" xlink:type="simple" xlink:show="embed" xlink:actuate="onLoad" loext:mime-type="image/png">
            <text:p/>
          </draw:image>
        </draw:frame>
        <draw:custom-shape draw:name="Ellipse 15" draw:style-name="gr14" draw:text-style-name="P7" draw:layer="layout" svg:width="10.858cm" svg:height="8.565cm" svg:x="14.654cm" svg:y="6.9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15" draw:text-style-name="P7" draw:layer="layout" svg:width="7.169cm" svg:height="4.912cm" draw:transform="rotate (0.165631746014262) translate (18.027cm 1.18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fik 13" draw:style-name="gr1" draw:text-style-name="P1" draw:layer="layout" svg:width="6.915cm" svg:height="4.406cm" svg:x="18.597cm" svg:y="0.959cm">
          <draw:image xlink:href="Pictures/10000201000003510000021D9CC4EBDCE9FC7569.png" xlink:type="simple" xlink:show="embed" xlink:actuate="onLoad" loext:mime-type="image/png">
            <text:p/>
          </draw:image>
          <svg:desc>Ein Bild, das Licht enthält.

Automatisch generierte Beschreibung</svg:desc>
        </draw:frame>
        <draw:frame draw:name="Grafik 7_0" draw:style-name="gr1" draw:text-style-name="P1" draw:layer="layout" svg:width="15.795cm" svg:height="11.754cm" svg:x="1.684cm" svg:y="1.346cm">
          <draw:image xlink:href="Pictures/1000020100000489000003609FE63E2D6B55C5D6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5:22:35.212032632</meta:creation-date>
    <dc:date>2021-09-19T15:30:58.666507471</dc:date>
    <meta:editing-duration>PT8M24S</meta:editing-duration>
    <meta:editing-cycles>1</meta:editing-cycles>
    <meta:document-statistic meta:object-count="62"/>
    <meta:generator>LibreOffice/6.4.7.2$Linux_X86_64 LibreOffice_project/40$Build-2</meta:generator>
  </office:meta>
</office:document-meta>
</file>